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pperplate Gothic Light" svg:font-family="'Copperplate Gothic Light'" style:font-family-generic="swiss" style:font-pitch="variable"/>
    <style:font-face style:name="Segoe UI" svg:font-family="'Segoe UI'" style:font-family-generic="swiss" style:font-pitch="variable"/>
  </office:font-face-decls>
  <office:automatic-styles>
    <style:style style:name="P1" style:family="paragraph" style:parent-style-name="Normal">
      <style:text-properties fo:color="#000000" style:font-name-complex="Arial"/>
    </style:style>
    <style:style style:name="P2" style:family="paragraph" style:parent-style-name="Normal">
      <style:paragraph-properties fo:hyphenation-ladder-count="no-limit" style:vertical-align="auto"/>
      <style:text-properties style:font-name="Times New Roman" fo:font-size="12pt" style:font-name-asian="Times New Roman" style:font-size-asian="12pt" style:language-asian="nb" style:country-asian="NO" style:font-size-complex="12pt" fo:hyphenate="true"/>
    </style:style>
    <style:style style:name="P3" style:family="paragraph" style:parent-style-name="Normal">
      <style:paragraph-properties fo:hyphenation-ladder-count="no-limit" style:vertical-align="auto"/>
      <style:text-properties fo:hyphenate="true"/>
    </style:style>
    <style:style style:name="P4" style:family="paragraph" style:parent-style-name="Normal">
      <style:text-properties officeooo:paragraph-rsid="0002c39c"/>
    </style:style>
    <style:style style:name="P5" style:family="paragraph" style:parent-style-name="Normal_20__28_Web_29_">
      <style:paragraph-properties fo:margin-top="0cm" fo:margin-bottom="0cm" loext:contextual-spacing="false"/>
    </style:style>
    <style:style style:name="P6" style:family="paragraph" style:parent-style-name="Normal" style:master-page-name="MP0">
      <style:paragraph-properties style:page-number="auto" fo:break-before="page"/>
    </style:style>
    <style:style style:name="P7" style:family="paragraph" style:parent-style-name="Normal">
      <style:text-properties officeooo:paragraph-rsid="0002c39c"/>
    </style:style>
    <style:style style:name="P8" style:family="paragraph" style:parent-style-name="Normal">
      <style:text-properties officeooo:paragraph-rsid="00046107"/>
    </style:style>
    <style:style style:name="P9" style:family="paragraph" style:parent-style-name="Normal">
      <style:text-properties officeooo:paragraph-rsid="00048e8f"/>
    </style:style>
    <style:style style:name="T1" style:family="text">
      <style:text-properties fo:color="#000000" style:font-name="Arial" fo:font-size="11pt" style:font-size-asian="11pt" style:font-name-complex="Arial" style:font-size-complex="11pt"/>
    </style:style>
    <style:style style:name="T2" style:family="text">
      <style:text-properties fo:color="#000000" style:font-name-asian="Times New Roman" style:language-asian="nb" style:country-asian="NO" style:font-name-complex="Arial"/>
    </style:style>
    <style:style style:name="T3" style:family="text">
      <style:text-properties fo:color="#000000" fo:font-weight="bold" officeooo:rsid="0002c39c" style:font-name-asian="Times New Roman" style:language-asian="nb" style:country-asian="NO" style:font-weight-asian="bold" style:font-name-complex="Arial" style:font-weight-complex="bold"/>
    </style:style>
    <style:style style:name="T4" style:family="text">
      <style:text-properties fo:color="#000000" fo:font-weight="bold" officeooo:rsid="00046107" style:font-name-asian="Times New Roman" style:language-asian="nb" style:country-asian="NO" style:font-weight-asian="bold" style:font-name-complex="Arial" style:font-weight-complex="bold"/>
    </style:style>
    <style:style style:name="T5" style:family="text">
      <style:text-properties fo:color="#000000" fo:font-weight="normal" officeooo:rsid="0002c39c" style:font-name-asian="Times New Roman" style:language-asian="nb" style:country-asian="NO" style:font-weight-asian="normal" style:font-name-complex="Arial" style:font-weight-complex="normal"/>
    </style:style>
    <style:style style:name="T6" style:family="text">
      <style:text-properties fo:color="#000000" fo:font-weight="normal" officeooo:rsid="00046107" style:font-name-asian="Times New Roman" style:language-asian="nb" style:country-asian="NO" style:font-weight-asian="normal" style:font-name-complex="Arial" style:font-weight-complex="normal"/>
    </style:style>
    <style:style style:name="T7" style:family="text">
      <style:text-properties fo:color="#000000" fo:font-weight="normal" officeooo:rsid="00048e8f" style:font-name-asian="Times New Roman" style:language-asian="nb" style:country-asian="NO" style:font-weight-asian="normal" style:font-name-complex="Arial" style:font-weight-complex="normal"/>
    </style:style>
    <style:style style:name="T8" style:family="text">
      <style:text-properties style:font-name="Times New Roman" fo:font-size="12pt" style:font-name-asian="Times New Roman" style:font-size-asian="12pt" style:language-asian="nb" style:country-asian="NO"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ine tanker etter undervisning på Os:</text:p>
      <text:p text:style-name="Normal"/>
      <text:p text:style-name="Normal">Det virker ut til at elevene liker å eksperimentere med ulike ting. Noen raskere enn andre til å løse og forstå ting (som forventet).</text:p>
      <text:p text:style-name="Normal">På meg så kan det virke ut til at «boksene» med kommentarer kan være litt forvirrende for enkelte elever.</text:p>
      <text:p text:style-name="Normal">I tillegg virker det ikke ut til at det er så åpenbart med plassering av regnestykker inne i ting som skal sies.</text:p>
      <text:p text:style-name="Normal"/>
      <text:p text:style-name="Normal">En ting det virker ut til at de aller fleste sliter litt med er når man setter sammen flere operatorer i ett regnestykke.</text:p>
      <text:p text:style-name="Normal">Vi har (foreløpig) en oppgave som sier:</text:p>
      <text:p text:style-name="Normal">«På mandag gikk Per X kilometer. På tirsdag gikk han Y meter. På onsdag gikk han Z mil. Regn ut hvor langt han har gått til sammen i kilometer, meter og mil.»</text:p>
      <text:p text:style-name="Normal">Det som er problemet, er det å kombinere de ulike regneoperasjonene. Som et lite hint på hvordan det skulle løses, hadde den som laget oppgaven lagt inn følgende:</text:p>
      <text:p text:style-name="Normal"/>
      <text:p text:style-name="P1">korrektKm = 0 + ((0*10)+(0/1000)), der 0-ene skulle erstattes med variablene km, mil og meter. Disse variablene inneholder nettopp verdiene i henholdsvis kilometer, meter og mil.</text:p>
      <text:p text:style-name="P5"><text:span text:style-name="Standardskrift_20_for_20_avsnitt"><text:span text:style-name="T1">Det samme gjaldt plassering av variablene i forhold til om de skal på høyre eller venstre side av operatoren (hvilket har en del å si når man trekker fra eller dividerer).</text:span></text:span></text:p>
      <text:p text:style-name="Normal"/>
      <text:p text:style-name="Normal">Ellers er det også verdt å merke seg at vi kjørte to ulike opplegg når det gjaldt introduksjon til variabler. Jeg hadde en liten introduksjon der jeg tok utgangspunkt i en av demooppgavene:</text:p>
      <text:p text:style-name="Normal">«Gjør om cm til meter», hvor jeg istedenfor å si ta svaret og del det på 100, så tar vi svaret som brukeren gir og lagrer det i variabelen cm. Så lager vi en ny variabel, meter, som vi setter til cm / 100. Til slutt så skriver vi at «X cm tilsvarer Y meter».</text:p>
      <text:p text:style-name="P2"/>
      <text:p text:style-name="P3"><text:span text:style-name="Standardskrift_20_for_20_avsnitt"><text:span text:style-name="T2">Jeg har en følelse av at ikke alle helt forstå det, men det kan kanskje også skyldes forvirrende navn på variablene og det at man måtte endre på selve teksten i utskriften. Det blir uansett spennende å se om det får noe å si når vi sammenligner resultatene fra den klassen jeg var med i opp mot resultatene fra den andre klassen hvor det med variabler visstnok ble mye grundigere gjennomgått.</text:span></text:span></text:p>
      <text:p text:style-name="P3"><text:span text:style-name="Standardskrift_20_for_20_avsnitt"><text:span text:style-name="T2">Når det gjelder enkle konverteringer der man kun skal bruke én operator, har jeg en følelse av at de aller fleste fikk med seg og forsto det. Riktignok var det to-tre som var usikre på om man skulle gange eller dele: “Skal jeg gange cm med ti for å få dm, eller skal jeg dele cm med ti for å få dm?”</text:span></text:span></text:p>
      <text:p text:style-name="Normal"><text:span text:style-name="Standardskrift_20_for_20_avsnitt"><text:span text:style-name="T8"><text:line-break/></text:span></text:span><text:span text:style-name="Standardskrift_20_for_20_avsnitt"><text:span text:style-name="T2">Det kan være en idé å ikke be elevene regne med utenlandske enheter, da det hos noen få, naturlig nok var litt forvirring rundt hva f. eks. Fahrenheit og gallon er.</text:span></text:span></text:p>
      <text:p text:style-name="Normal"><text:span text:style-name="Standardskrift_20_for_20_avsnitt"><text:span text:style-name="T2"/></text:span></text:p>
      <text:p text:style-name="P4"><text:span text:style-name="Standardskrift_20_for_20_avsnitt"><text:span text:style-name="T3">Notater etter 17.02.</text:span></text:span></text:p>
      <text:p text:style-name="P4"><text:span text:style-name="Standardskrift_20_for_20_avsnitt"><text:span text:style-name="T5"/></text:span></text:p>
      <text:p text:style-name="P4"><text:span text:style-name="Standardskrift_20_for_20_avsnitt"><text:span text:style-name="T5">Vi begynte dagen med å repetere oppgave 1 og 2 (de delene hvor vi skulle gjøre endringer i programmet). Det virket ut til at de aller fleste fikk med seg hvordan dette ble gjort.</text:span></text:span></text:p>
      <text:p text:style-name="P4"><text:span text:style-name="Standardskrift_20_for_20_avsnitt"><text:span text:style-name="T5"/></text:span></text:p>
      <text:p text:style-name="P4"><text:span text:style-name="Standardskrift_20_for_20_avsnitt"><text:span text:style-name="T5">Det jeg la merke til når det gjelder oppgave 3 og 4 var at noen få hadde problemer med å vite hvilken operator de skulle bruke. Skulle de dele eller skulle de gange? Enkelte slet også med konvertering mellom f.eks. meter og kilometer (stort sett de samme som hadde problemer med å huske hvilken operator som skulle brukes). «Er det 10 meter i 1 kilometer?» «Eller er det 100 meter i 1 kilometer?».</text:span></text:span></text:p>
      <text:p text:style-name="P4"><text:span text:style-name="Standardskrift_20_for_20_avsnitt"><text:span text:style-name="T5"/></text:span></text:p>
      <text:p text:style-name="P4"><text:span text:style-name="Standardskrift_20_for_20_avsnitt"><text:span text:style-name="T5">Da vi gjennomgikk oppgave 3 på tavla, virket det likevel ut som at alle da hadde forstått omregningene som hadde blitt gjort. Dette merket vi da Kaufmann spurte klassen om de forsto hva som var gjort og hvorfor det svar sånn og klassen unisont svarte «Ja.»</text:span></text:span></text:p>
      <text:p text:style-name="P4"><text:soft-page-break/><text:span text:style-name="Standardskrift_20_for_20_avsnitt"><text:span text:style-name="T5"/></text:span></text:p>
      <text:p text:style-name="P4"><text:span text:style-name="Standardskrift_20_for_20_avsnitt"><text:span text:style-name="T5">Oppgave 4 var utfordrende for noen elever, mtp. det at vi nå også skulle «kombinere» ulike operatorer. Når det står korrektKm = (X*10)+(y+(z/1000)) sliter noen med å forstå hva som skal stå på X, Y og Z. «Er X mil, eller er det Y som er mil?» (Korrekt i dette tilfellet er X = mil, Y = km og Z = meter).</text:span></text:span></text:p>
      <text:p text:style-name="P4"><text:span text:style-name="Standardskrift_20_for_20_avsnitt"><text:span text:style-name="T5"/></text:span></text:p>
      <text:p text:style-name="P8"><text:span text:style-name="Standardskrift_20_for_20_avsnitt"><text:span text:style-name="T4">Notater etter 01.03.2016</text:span></text:span></text:p>
      <text:p text:style-name="P8"><text:span text:style-name="Standardskrift_20_for_20_avsnitt"><text:span text:style-name="T6"/></text:span></text:p>
      <text:p text:style-name="P8"><text:span text:style-name="Standardskrift_20_for_20_avsnitt"><text:span text:style-name="T6">Noen få av elevene, ~20 % slet litt med å forstå hva de skulle gjøre for å løse oppgave 5. Problemet de hadde, lå i det å vite hvilken operatorblokk de skulle bruke (gange/dividere/plusse var alternativene) og hvor disse skulle plasseres. «Skal pluss-operatoren til venstre for gangetegnet, eller skal multipliseringa og divideringa skje før svarene skal legges sammen?».</text:span></text:span></text:p>
      <text:p text:style-name="P8"><text:span text:style-name="Standardskrift_20_for_20_avsnitt"><text:span text:style-name="T6">Når det er notert, virker det likevel ut til at de alle fleste fikk til denne oppgaven uten større problemer.</text:span></text:span></text:p>
      <text:p text:style-name="P9"><text:span text:style-name="Standardskrift_20_for_20_avsnitt"><text:span text:style-name="T7">En ting Anders og jeg innså, var at det ville vært en hel del lettere for elevene dersom vi, før elevene fikk prøve oppgaven, hadde satt plusstenget på rett sted, slik at elevene da heller bare hadde trengt å holde seg til mulitplikasjons- og divisjonsopreasjonene (oppgaven gikk ut på å regne om fra milliliter og desiliter til centiliter).</text:span></text:span></text:p>
      <text:p text:style-name="P9"><text:span text:style-name="Standardskrift_20_for_20_avsnitt"><text:span text:style-name="T7">Oppgave 6 bestemte vi oss for at elevene skulle hoppe over, av den enkle grunn at den ikke var nevneverdig logisk eller intuitiv (min feil). Oppgaven gikk kort fortalt ut på å legge sammen to vekter som hadde vekt i gram, to vekter i hektogram og to vekter i kilogram og deretter regne ut den totale vekta i gram, hekto og kilo. Oppgaven hadde i så måte en del likhetstrekk med oppgave 4, men istedenfor lengde, handlet oppgave 6 om vekt.</text:span></text:span></text:p>
      <text:p text:style-name="P9"><text:span text:style-name="Standardskrift_20_for_20_avsnitt"><text:span text:style-name="T7">Isteden ba vi elevene om å utforske Scratch-programmer som andre hadde laget, evt lage egne programmer. Elevene virket etter min mening entusiastiske ut da de satt og kikket på de ferdige programme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opperplate Gothic Light" svg:font-family="'Copperplate Gothic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Overskrift_20_1" style:display-name="Overskrift 1" style:family="paragraph" style:parent-style-name="Normal" style:next-style-name="Normal" style:auto-update="true" style:default-outline-level="1">
      <style:paragraph-properties fo:margin-top="0.423cm" fo:margin-bottom="0.282cm" loext:contextual-spacing="false" fo:text-align="center" style:justify-single-word="false" fo:keep-together="always" fo:hyphenation-ladder-count="no-limit" fo:keep-with-next="always"/>
      <style:text-properties fo:color="#2e74b5" style:font-name="Copperplate Gothic Light" fo:font-family="'Copperplate Gothic Light'" style:font-family-generic="swiss" style:font-pitch="variable" fo:font-size="20pt" style:font-name-asian="Times New Roman" style:font-family-asian="'Times New Roman'" style:font-family-generic-asian="roman" style:font-pitch-asian="variable" style:font-size-asian="20pt" style:font-size-complex="16pt" fo:hyphenate="false"/>
    </style:style>
    <style:style style:name="Normal" style:family="paragraph">
      <style:paragraph-properties fo:margin-top="0cm" fo:margin-bottom="0cm" loext:contextual-spacing="false" fo:line-height="100%" fo:hyphenation-ladder-count="no-limit"/>
      <style:text-properties style:font-name="Arial" fo:font-family="Arial" style:font-family-generic="swiss" style:font-pitch="variable" fo:hyphenate="false"/>
    </style:style>
    <style:style style:name="Ingen_20_mellomrom" style:display-name="Ingen mellomrom" style:family="paragraph" style:auto-update="true">
      <style:paragraph-properties fo:margin-top="0cm" fo:margin-bottom="0cm" loext:contextual-spacing="false" fo:line-height="100%" fo:hyphenation-ladder-count="no-limit"/>
      <style:text-properties style:font-name="Arial" fo:font-family="Arial" style:font-family-generic="swiss" style:font-pitch="variable" fo:hyphenate="false"/>
    </style:style>
    <style:style style:name="Merknadstekst" style:family="paragraph" style:parent-style-name="Normal">
      <style:paragraph-properties fo:hyphenation-ladder-count="no-limit"/>
      <style:text-properties fo:font-size="10pt" style:font-size-asian="10pt" style:font-size-complex="10pt" fo:hyphenate="false"/>
    </style:style>
    <style:style style:name="Kommentaremne" style:family="paragraph" style:parent-style-name="Merknadstekst" style:next-style-name="Merknadstekst">
      <style:paragraph-properties fo:hyphenation-ladder-count="no-limit"/>
      <style:text-properties fo:font-weight="bold" style:font-weight-asian="bold" style:font-weight-complex="bold" fo:hyphenate="false"/>
    </style:style>
    <style:style style:name="Bobleteks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nb" style:country-asian="NO" style:font-size-complex="12pt" fo:hyphenate="true"/>
    </style:style>
    <style:style style:name="Standardskrift_20_for_20_avsnitt" style:display-name="Standardskrift for avsnitt" style:family="text"/>
    <style:style style:name="Overskrift_20_1_20_Tegn" style:display-name="Overskrift 1 Tegn" style:family="text" style:parent-style-name="Standardskrift_20_for_20_avsnitt">
      <style:text-properties fo:color="#2e74b5" style:font-name="Copperplate Gothic Light" fo:font-family="'Copperplate Gothic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16pt"/>
    </style:style>
    <style:style style:name="Merknadsreferanse" style:family="text" style:parent-style-name="Standardskrift_20_for_20_avsnitt">
      <style:text-properties fo:font-size="8pt" style:font-size-asian="8pt" style:font-size-complex="8pt"/>
    </style:style>
    <style:style style:name="Merknadstekst_20_Tegn" style:display-name="Merknadstekst Tegn" style:family="text" style:parent-style-name="Standardskrift_20_for_20_avsnitt">
      <style:text-properties style:font-name="Arial" fo:font-family="Arial" style:font-family-generic="swiss" style:font-pitch="variable" fo:font-size="10pt" style:font-size-asian="10pt" style:font-size-complex="10pt"/>
    </style:style>
    <style:style style:name="Kommentaremne_20_Tegn" style:display-name="Kommentaremne Tegn" style:family="text" style:parent-style-name="Merknadstekst_20_Tegn">
      <style:text-properties style:font-name="Arial" fo:font-family="Arial" style:font-family-generic="swiss" style:font-pitch="variable" fo:font-size="10pt" fo:font-weight="bold" style:font-size-asian="10pt" style:font-weight-asian="bold" style:font-size-complex="10pt" style:font-weight-complex="bold"/>
    </style:style>
    <style:style style:name="Bobletekst_20_Tegn" style:display-name="Bobletekst Tegn" style:family="text" style:parent-style-name="Standardskrift_20_for_20_avsnit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_64 LibreOffice_project/55b006a02d247b5f7215fc6ea0fde844b30035b3</meta:generator>
    <dc:title/>
    <dc:description/>
    <dc:subject/>
    <meta:initial-creator>Anders B-E</meta:initial-creator>
    <dc:creator>Anders Bolt-Evensen</dc:creator>
    <meta:creation-date>2016-02-09T13:43:00Z</meta:creation-date>
    <dc:date>2016-03-01T16:25:02.578000000</dc:date>
    <meta:editing-cycles>14</meta:editing-cycles>
    <meta:editing-duration>PT2H45M4S</meta:editing-duration>
    <meta:document-statistic meta:table-count="0" meta:image-count="0" meta:object-count="0" meta:page-count="2" meta:paragraph-count="26" meta:word-count="940" meta:character-count="5156" meta:non-whitespace-character-count="4241"/>
    <meta:template xlink:type="simple" xlink:actuate="onRequest" xlink:title="" xlink:href="Normal.dotm"/>
  </office:meta>
</office:document-meta>
</file>